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language="fr" fo:country="FR" officeooo:rsid="00075424" officeooo:paragraph-rsid="00075424"/>
    </style:style>
    <style:style style:name="P2" style:family="paragraph" style:parent-style-name="Standard">
      <style:paragraph-properties fo:text-align="start" style:justify-single-word="false"/>
      <style:text-properties fo:language="fr" fo:country="FR" officeooo:rsid="00075424" officeooo:paragraph-rsid="0075c5da"/>
    </style:style>
    <style:style style:name="P3" style:family="paragraph" style:parent-style-name="Standard">
      <style:paragraph-properties fo:text-align="end" style:justify-single-word="false"/>
      <style:text-properties fo:language="fr" fo:country="FR" officeooo:rsid="00075424" officeooo:paragraph-rsid="00075424"/>
    </style:style>
    <style:style style:name="P4" style:family="paragraph" style:parent-style-name="Standard">
      <style:paragraph-properties fo:text-align="justify" style:justify-single-word="false"/>
      <style:text-properties fo:language="fr" fo:country="FR" officeooo:rsid="000e4b85" officeooo:paragraph-rsid="001d5952"/>
    </style:style>
    <style:style style:name="P5" style:family="paragraph" style:parent-style-name="Standard">
      <style:paragraph-properties fo:text-align="justify" style:justify-single-word="false"/>
      <style:text-properties fo:language="fr" fo:country="FR" officeooo:rsid="000e4b85" officeooo:paragraph-rsid="000e4b85"/>
    </style:style>
    <style:style style:name="P6" style:family="paragraph" style:parent-style-name="Standard">
      <style:paragraph-properties fo:text-align="justify" style:justify-single-word="false"/>
      <style:text-properties fo:language="fr" fo:country="FR" officeooo:rsid="000e4b85" officeooo:paragraph-rsid="00460158"/>
    </style:style>
    <style:style style:name="P7" style:family="paragraph" style:parent-style-name="Standard">
      <style:paragraph-properties fo:text-align="start" style:justify-single-word="false"/>
      <style:text-properties fo:language="fr" fo:country="FR" officeooo:rsid="000e4b85" officeooo:paragraph-rsid="0075c5da"/>
    </style:style>
    <style:style style:name="P8" style:family="paragraph" style:parent-style-name="Standard">
      <style:paragraph-properties fo:text-align="justify" style:justify-single-word="false"/>
      <style:text-properties fo:language="fr" fo:country="FR" officeooo:rsid="001e45a6" officeooo:paragraph-rsid="001e45a6"/>
    </style:style>
    <style:style style:name="P9" style:family="paragraph" style:parent-style-name="Standard">
      <style:paragraph-properties fo:text-align="justify" style:justify-single-word="false"/>
      <style:text-properties fo:language="fr" fo:country="FR" officeooo:rsid="001f5ab7" officeooo:paragraph-rsid="001f5ab7"/>
    </style:style>
    <style:style style:name="P10" style:family="paragraph" style:parent-style-name="Standard">
      <style:paragraph-properties fo:text-align="justify" style:justify-single-word="false"/>
      <style:text-properties fo:language="fr" fo:country="FR" officeooo:paragraph-rsid="00630307"/>
    </style:style>
    <style:style style:name="P11" style:family="paragraph" style:parent-style-name="Standard">
      <style:paragraph-properties fo:text-align="justify" style:justify-single-word="false"/>
      <style:text-properties fo:language="fr" fo:country="FR" officeooo:paragraph-rsid="0069dc70"/>
    </style:style>
    <style:style style:name="P12" style:family="paragraph" style:parent-style-name="Standard">
      <style:paragraph-properties fo:text-align="justify" style:justify-single-word="false"/>
      <style:text-properties fo:language="fr" fo:country="FR" officeooo:paragraph-rsid="006a8414"/>
    </style:style>
    <style:style style:name="P13" style:family="paragraph" style:parent-style-name="Standard">
      <style:paragraph-properties fo:text-align="justify" style:justify-single-word="false"/>
      <style:text-properties fo:language="fr" fo:country="FR" officeooo:paragraph-rsid="006ad3ca"/>
    </style:style>
    <style:style style:name="P14" style:family="paragraph" style:parent-style-name="Standard">
      <style:paragraph-properties fo:text-align="justify" style:justify-single-word="false"/>
      <style:text-properties fo:language="fr" fo:country="FR" officeooo:rsid="0022906d" officeooo:paragraph-rsid="0022906d"/>
    </style:style>
    <style:style style:name="P15" style:family="paragraph" style:parent-style-name="Standard">
      <style:paragraph-properties fo:text-align="justify" style:justify-single-word="false"/>
      <style:text-properties fo:language="fr" fo:country="FR" officeooo:rsid="0026ada0" officeooo:paragraph-rsid="0034fed9"/>
    </style:style>
    <style:style style:name="P16" style:family="paragraph" style:parent-style-name="Standard">
      <style:paragraph-properties fo:text-align="justify" style:justify-single-word="false"/>
      <style:text-properties fo:language="fr" fo:country="FR" officeooo:rsid="0026ada0" officeooo:paragraph-rsid="0037c9dd"/>
    </style:style>
    <style:style style:name="P17" style:family="paragraph" style:parent-style-name="Standard">
      <style:paragraph-properties fo:text-align="justify" style:justify-single-word="false"/>
      <style:text-properties fo:language="fr" fo:country="FR" officeooo:rsid="00304863" officeooo:paragraph-rsid="002a7c90"/>
    </style:style>
    <style:style style:name="P18" style:family="paragraph" style:parent-style-name="Standard">
      <style:paragraph-properties fo:text-align="justify" style:justify-single-word="false"/>
      <style:text-properties fo:language="fr" fo:country="FR" officeooo:rsid="00304863" officeooo:paragraph-rsid="00432206"/>
    </style:style>
    <style:style style:name="P19" style:family="paragraph" style:parent-style-name="Standard">
      <style:paragraph-properties fo:text-align="justify" style:justify-single-word="false"/>
      <style:text-properties fo:language="fr" fo:country="FR" officeooo:rsid="0032e18b" officeooo:paragraph-rsid="0032e18b"/>
    </style:style>
    <style:style style:name="P20" style:family="paragraph" style:parent-style-name="Standard">
      <style:paragraph-properties fo:text-align="start" style:justify-single-word="false"/>
      <style:text-properties fo:language="fr" fo:country="FR" officeooo:paragraph-rsid="000e81c9"/>
    </style:style>
    <style:style style:name="P21" style:family="paragraph" style:parent-style-name="Standard">
      <style:paragraph-properties fo:text-align="justify" style:justify-single-word="false"/>
      <style:text-properties fo:language="fr" fo:country="FR" officeooo:rsid="0036fae3" officeooo:paragraph-rsid="0037c9dd"/>
    </style:style>
    <style:style style:name="P22" style:family="paragraph" style:parent-style-name="Standard">
      <style:paragraph-properties fo:text-align="justify" style:justify-single-word="false"/>
      <style:text-properties fo:language="fr" fo:country="FR" officeooo:rsid="003d26a9" officeooo:paragraph-rsid="003d26a9"/>
    </style:style>
    <style:style style:name="P23" style:family="paragraph" style:parent-style-name="Standard">
      <style:paragraph-properties fo:text-align="justify" style:justify-single-word="false"/>
      <style:text-properties fo:language="fr" fo:country="FR" officeooo:rsid="003d26a9" officeooo:paragraph-rsid="004fa802"/>
    </style:style>
    <style:style style:name="P24" style:family="paragraph" style:parent-style-name="Standard">
      <style:paragraph-properties fo:text-align="justify" style:justify-single-word="false"/>
      <style:text-properties fo:language="fr" fo:country="FR" officeooo:rsid="003e9a6d" officeooo:paragraph-rsid="003e9a6d"/>
    </style:style>
    <style:style style:name="P25" style:family="paragraph" style:parent-style-name="Standard">
      <style:paragraph-properties fo:text-align="justify" style:justify-single-word="false"/>
      <style:text-properties fo:language="fr" fo:country="FR" officeooo:rsid="00630307" officeooo:paragraph-rsid="00630307"/>
    </style:style>
    <style:style style:name="P26" style:family="paragraph" style:parent-style-name="Standard">
      <style:paragraph-properties fo:text-align="justify" style:justify-single-word="false"/>
      <style:text-properties fo:language="fr" fo:country="FR" officeooo:rsid="006ad3ca" officeooo:paragraph-rsid="006ad3ca"/>
    </style:style>
    <style:style style:name="P27" style:family="paragraph" style:parent-style-name="Standard">
      <style:paragraph-properties fo:text-align="justify" style:justify-single-word="false"/>
      <style:text-properties fo:language="fr" fo:country="FR" officeooo:rsid="006d55ab" officeooo:paragraph-rsid="006e0c68"/>
    </style:style>
    <style:style style:name="P28" style:family="paragraph" style:parent-style-name="Standard">
      <style:paragraph-properties fo:text-align="justify" style:justify-single-word="false"/>
      <style:text-properties fo:language="fr" fo:country="FR" officeooo:rsid="006e0c68" officeooo:paragraph-rsid="0074404e"/>
    </style:style>
    <style:style style:name="P29" style:family="paragraph" style:parent-style-name="Standard">
      <style:paragraph-properties fo:text-align="justify" style:justify-single-word="false"/>
      <style:text-properties fo:language="fr" fo:country="FR" officeooo:rsid="007da9cb" officeooo:paragraph-rsid="007da9cb"/>
    </style:style>
    <style:style style:name="P30" style:family="paragraph" style:parent-style-name="Standard">
      <style:paragraph-properties fo:text-align="justify" style:justify-single-word="false"/>
      <style:text-properties fo:language="fr" fo:country="FR" officeooo:rsid="007ea4d0" officeooo:paragraph-rsid="007ea4d0"/>
    </style:style>
    <style:style style:name="P31" style:family="paragraph" style:parent-style-name="Table_20_Contents">
      <style:paragraph-properties fo:text-align="start" style:justify-single-word="false"/>
      <style:text-properties fo:language="fr" fo:country="FR" fo:font-weight="bold" officeooo:rsid="00075424" officeooo:paragraph-rsid="001a6b28"/>
    </style:style>
    <style:style style:name="P32" style:family="paragraph" style:parent-style-name="Table_20_Contents">
      <style:paragraph-properties fo:text-align="start" style:justify-single-word="false"/>
      <style:text-properties fo:language="fr" fo:country="FR" fo:font-weight="normal" officeooo:rsid="00075424" officeooo:paragraph-rsid="001a6b28" style:font-weight-asian="normal" style:font-weight-complex="normal"/>
    </style:style>
    <style:style style:name="P33" style:family="paragraph" style:parent-style-name="Table_20_Contents">
      <style:paragraph-properties fo:text-align="start" style:justify-single-word="false"/>
      <style:text-properties fo:language="fr" fo:country="FR" officeooo:paragraph-rsid="005a887b"/>
    </style:style>
    <style:style style:name="P34" style:family="paragraph" style:parent-style-name="Table_20_Contents">
      <style:paragraph-properties fo:text-align="start" style:justify-single-word="false"/>
      <style:text-properties fo:language="fr" fo:country="FR" officeooo:rsid="00282f58" officeooo:paragraph-rsid="001a6b28"/>
    </style:style>
    <style:style style:name="P35" style:family="paragraph" style:parent-style-name="Standard">
      <style:paragraph-properties fo:text-align="justify" style:justify-single-word="false"/>
      <style:text-properties fo:language="fr" fo:country="FR" officeooo:rsid="00460158" officeooo:paragraph-rsid="00630307"/>
    </style:style>
    <style:style style:name="P36" style:family="paragraph" style:parent-style-name="Standard">
      <style:paragraph-properties fo:text-align="justify" style:justify-single-word="false"/>
      <style:text-properties fo:language="fr" fo:country="FR" officeooo:rsid="00630307" officeooo:paragraph-rsid="00630307"/>
    </style:style>
    <style:style style:name="P37" style:family="paragraph" style:parent-style-name="Standard">
      <style:paragraph-properties fo:text-align="start" style:justify-single-word="false"/>
      <style:text-properties fo:language="fr" fo:country="FR" officeooo:rsid="0079772f" officeooo:paragraph-rsid="0075c5da"/>
    </style:style>
    <style:style style:name="P38" style:family="paragraph" style:parent-style-name="Standard">
      <style:paragraph-properties fo:text-align="start" style:justify-single-word="false"/>
      <style:text-properties fo:language="fr" fo:country="FR" officeooo:rsid="00075424" officeooo:paragraph-rsid="00075424"/>
    </style:style>
    <style:style style:name="P39" style:family="paragraph" style:parent-style-name="Standard">
      <style:paragraph-properties fo:text-align="start" style:justify-single-word="false"/>
      <style:text-properties fo:language="fr" fo:country="FR" officeooo:rsid="008513ce" officeooo:paragraph-rsid="008513ce"/>
    </style:style>
    <style:style style:name="P40" style:family="paragraph" style:parent-style-name="Standard">
      <style:paragraph-properties fo:text-align="start" style:justify-single-word="false"/>
      <style:text-properties fo:language="fr" fo:country="FR" style:text-underline-style="none" fo:font-weight="normal" officeooo:rsid="00075424" officeooo:paragraph-rsid="00075424" style:font-weight-asian="normal" style:font-weight-complex="normal"/>
    </style:style>
    <style:style style:name="P41" style:family="paragraph" style:parent-style-name="Standard">
      <style:paragraph-properties fo:text-align="justify" style:justify-single-word="false"/>
      <style:text-properties fo:language="fr" fo:country="FR" officeooo:rsid="0022906d" officeooo:paragraph-rsid="0022906d"/>
    </style:style>
    <style:style style:name="P42" style:family="paragraph" style:parent-style-name="Standard">
      <style:paragraph-properties fo:text-align="justify" style:justify-single-word="false"/>
      <style:text-properties fo:language="fr" fo:country="FR" officeooo:rsid="0022906d" officeooo:paragraph-rsid="009377dd"/>
    </style:style>
    <style:style style:name="P43" style:family="paragraph" style:parent-style-name="Standard">
      <style:paragraph-properties fo:text-align="justify" style:justify-single-word="false"/>
      <style:text-properties fo:language="fr" fo:country="FR" officeooo:paragraph-rsid="0022906d"/>
    </style:style>
    <style:style style:name="P44" style:family="paragraph" style:parent-style-name="Standard">
      <style:paragraph-properties fo:text-align="start" style:justify-single-word="false"/>
      <style:text-properties officeooo:rsid="00075424" officeooo:paragraph-rsid="00075424"/>
    </style:style>
    <style:style style:name="P45" style:family="paragraph" style:parent-style-name="Table_20_Contents">
      <style:paragraph-properties fo:text-align="start" style:justify-single-word="false"/>
      <style:text-properties fo:language="fr" fo:country="FR" fo:font-weight="bold" officeooo:paragraph-rsid="005a887b"/>
    </style:style>
    <style:style style:name="P46" style:family="paragraph" style:parent-style-name="Table_20_Contents">
      <style:paragraph-properties fo:text-align="start" style:justify-single-word="false"/>
      <style:text-properties fo:language="fr" fo:country="FR" fo:font-weight="bold" officeooo:rsid="007affe2" officeooo:paragraph-rsid="007affe2"/>
    </style:style>
    <style:style style:name="T1" style:family="text">
      <style:text-properties officeooo:rsid="0008be6a"/>
    </style:style>
    <style:style style:name="T2" style:family="text">
      <style:text-properties fo:language="fr" fo:country="FR"/>
    </style:style>
    <style:style style:name="T3" style:family="text">
      <style:text-properties officeooo:rsid="0015e8bf"/>
    </style:style>
    <style:style style:name="T4" style:family="text">
      <style:text-properties officeooo:rsid="001c69da"/>
    </style:style>
    <style:style style:name="T5" style:family="text">
      <style:text-properties officeooo:rsid="001d5952"/>
    </style:style>
    <style:style style:name="T6" style:family="text">
      <style:text-properties officeooo:rsid="001f5ab7"/>
    </style:style>
    <style:style style:name="T7" style:family="text">
      <style:text-properties officeooo:rsid="0022906d"/>
    </style:style>
    <style:style style:name="T8" style:family="text">
      <style:text-properties officeooo:rsid="00282f58"/>
    </style:style>
    <style:style style:name="T9" style:family="text">
      <style:text-properties officeooo:rsid="002885a5"/>
    </style:style>
    <style:style style:name="T10" style:family="text">
      <style:text-properties officeooo:rsid="0033103c"/>
    </style:style>
    <style:style style:name="T11" style:family="text">
      <style:text-properties officeooo:rsid="0037c9dd"/>
    </style:style>
    <style:style style:name="T12" style:family="text">
      <style:text-properties officeooo:rsid="003fb852"/>
    </style:style>
    <style:style style:name="T13" style:family="text">
      <style:text-properties officeooo:rsid="00432206"/>
    </style:style>
    <style:style style:name="T14" style:family="text">
      <style:text-properties officeooo:rsid="00495bd4"/>
    </style:style>
    <style:style style:name="T15" style:family="text">
      <style:text-properties officeooo:rsid="004bf475"/>
    </style:style>
    <style:style style:name="T16" style:family="text">
      <style:text-properties officeooo:rsid="004dfde7"/>
    </style:style>
    <style:style style:name="T17" style:family="text">
      <style:text-properties officeooo:rsid="004f17ef"/>
    </style:style>
    <style:style style:name="T18" style:family="text">
      <style:text-properties officeooo:rsid="00630307"/>
    </style:style>
    <style:style style:name="T19" style:family="text">
      <style:text-properties officeooo:rsid="0064f511"/>
    </style:style>
    <style:style style:name="T20" style:family="text">
      <style:text-properties officeooo:rsid="006643a3"/>
    </style:style>
    <style:style style:name="T21" style:family="text">
      <style:text-properties officeooo:rsid="0069dc70"/>
    </style:style>
    <style:style style:name="T22" style:family="text">
      <style:text-properties officeooo:rsid="006b2056"/>
    </style:style>
    <style:style style:name="T23" style:family="text">
      <style:text-properties officeooo:rsid="006e0c68"/>
    </style:style>
    <style:style style:name="T24" style:family="text">
      <style:text-properties officeooo:rsid="00709a86"/>
    </style:style>
    <style:style style:name="T25" style:family="text">
      <style:text-properties officeooo:rsid="0074404e"/>
    </style:style>
    <style:style style:name="T26" style:family="text">
      <style:text-properties officeooo:rsid="0079772f"/>
    </style:style>
    <style:style style:name="T27" style:family="text">
      <style:text-properties officeooo:rsid="007ea4d0"/>
    </style:style>
    <style:style style:name="T28" style:family="text">
      <style:text-properties officeooo:rsid="0080fa16"/>
    </style:style>
    <style:style style:name="T29" style:family="text">
      <style:text-properties officeooo:rsid="0084d4ef"/>
    </style:style>
    <style:style style:name="T30" style:family="text">
      <style:text-properties officeooo:rsid="0087b878"/>
    </style:style>
    <style:style style:name="T31" style:family="text">
      <style:text-properties officeooo:rsid="0088789e"/>
    </style:style>
    <style:style style:name="T32" style:family="text">
      <style:text-properties officeooo:rsid="008b3c4c"/>
    </style:style>
    <style:style style:name="T33" style:family="text">
      <style:text-properties officeooo:rsid="008c15a4"/>
    </style:style>
    <style:style style:name="T34" style:family="text">
      <style:text-properties officeooo:rsid="008db567"/>
    </style:style>
    <style:style style:name="T35" style:family="text">
      <style:text-properties officeooo:rsid="008ffab7"/>
    </style:style>
    <style:style style:name="T36" style:family="text">
      <style:text-properties officeooo:rsid="009377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Juillet 2019</text:p>
      <text:p text:style-name="P39">Dr Maximilien Naveau</text:p>
      <text:p text:style-name="P1">Friedrichstrasse 16, 72072,</text:p>
      <text:p text:style-name="P1">Tübingen, Allemagne</text:p>
      <text:p text:style-name="P1">Phone: +33 (0)6 48 36 37 42</text:p>
      <text:p text:style-name="P44"><text:span text:style-name="T2">Email: </text:span><text:a xlink:type="simple" xlink:href="mailto:maximilien.naveau@gmail.com" text:style-name="Internet_20_link" text:visited-style-name="Visited_20_Internet_20_Link"><text:span text:style-name="T2">maximilien.naveau@gmail.com</text:span></text:a></text:p>
      <text:p text:style-name="P1"/>
      <text:p text:style-name="P1"><text:span text:style-name="T1">A l’attention de: </text:span>Mesdames, Messieurs, les membres du jury,</text:p>
      <text:p text:style-name="P1"/>
      <text:p text:style-name="P40">Objet: candidature <text:span text:style-name="T1">pour le concours externes d’ingénieur de recherche (numéro 40).</text:span></text:p>
      <text:p text:style-name="P1"/>
      <text:p text:style-name="P4">Je suis actuellement Post-Doc dans le group<text:span text:style-name="T4">e</text:span> "Machines in Motion" au sein d<text:span text:style-name="T28">e l’institut Max-Planck</text:span> "<text:span text:style-name="T5">Max-Planck-Institute für Intelligente Systeme</text:span>". Je <text:span text:style-name="T5">m’adresse</text:span> <text:span text:style-name="T5">à</text:span> vous pour candidater au poste d’ing<text:span text:style-name="T5">é</text:span>nieur che<text:span text:style-name="T5">r</text:span>cheurs au sein du <text:span text:style-name="T3">Laboratoire d'analyse et d'architecture des systèmes.</text:span></text:p>
      <text:p text:style-name="P5"/>
      <text:p text:style-name="P8">Je suis extrêmement intéressé pour venir travailler au LAAS pour plusieurs raisons. La première étant que <text:span text:style-name="T6">le LAAS est un laboratoire compétitif au niveau mondial. En particulier </text:span>l’<text:span text:style-name="T6">équipe Gepetto est l’une des meilleurs équipes de chercheurs en robotique humanoïde. Elle possède le savoir faire et les compétences nécessaires pour contrôler efficacement un robot humanoïde. Leurs nombreuses publications scientifiques et vidéo associées en la matière le prouve. Je souhaite donc faire parti de cette environnement dynamique au sein duquel la recherche sur la robotique humanoïde se développe.</text:span></text:p>
      <text:p text:style-name="P8"/>
      <text:p text:style-name="P9">La deuxième raison est que je souhaite dédi<text:span text:style-name="T29">er</text:span> ma connaissance et mon savoir faire pour un institut publique. Je pense que la connaissance scientifique devrait être ouverte à tous et sans frais. <text:span text:style-name="T7">M’intégrer dans l’équipe IDEA au LAAS correspond parfaitement à cet objectif. </text:span></text:p>
      <text:p text:style-name="P9"/>
      <text:p text:style-name="P9"><text:span text:style-name="T7">Troisièmement</text:span> j’ai pu constater pendant ma thèse au LAAS et pendant mon post-doctorat au Max Planck Institut que la robotique nécessite un effort permanent d’ingénierie afin de maintenir les systèmes en bon états de marche et d’avoir les bons outils pour résoudre les problèmes techniques ou de recherches. Je souhaite pouvoir fournir cette aide<text:span text:style-name="T7"> </text:span>qui permettra aux chercheurs <text:span text:style-name="T7">en robotiques</text:span> de se concentrer sur <text:span text:style-name="T7">leurs recherches</text:span>.</text:p>
      <text:p text:style-name="P14"/>
      <text:p text:style-name="P42"><text:span text:style-name="T36">De plus le LAAS-CNRS possède le robot Thalos, fabriqué et maintenu par PAL-Robotique situé à Barcelone. L’étroite collaboration entre la compagnie et le laboratoire permet une synergie qui facilite la mise en place d’expérience sur le robot. C’est une des raisons qui me motive à venir travailler au LAAS-CNRS.</text:span></text:p>
      <text:p text:style-name="P14"/>
      <text:p text:style-name="P43"><text:span text:style-name="T7">Enfin, j’ai pris plaisir à la conception et l’implémentation d’outil pérenne pour le laboratoire durant mon post-doctorat, ce qui confirme encore une fois mon choix pour postuler à ce poste d’ingénieur-chercheur au sein du LAAS.</text:span></text:p>
      <text:p text:style-name="P43"/>
      <text:p text:style-name="P15">Mes compétences concernant l’intégration de logiciels pour la robotique et particulièrement pour la robotique humanoïde ont été forgées pendant ma thèse au sein de l’équipe Gepetto. En effet j’ai participer à de nombreux projets concernant le robot HRP-2. Dans un premier temps j’ai implément<text:span text:style-name="T9">é</text:span> un algorithme appelé le "filtre dynamique" publiée <text:span text:style-name="T8">par K. Nishiwaki en 2009. Le principe de la marche sur sol plat pour les robots humanoïdes est basé sur le modèle <text:s/>linéarisé du pendule inverse. Les effets d’inerties des membres du robot étant négligé les suivis des forces exercés sur les pieds et du centre de masse du robot s’en trouvent perturbés. Le principe du filtre est de prédire le comportement corps complet du robot et de corriger les trajectoires calculées avec le modèle simplifié pour prendre en compte les effets d’inerties des corps. Cet algorithme a permis au </text:span><text:soft-page-break/><text:span text:style-name="T8">robot HRP-2 de quadruplé la distance parcouru à chaque pas avec l’algorithme de P.B. Wieber "Walking without thinking".</text:span></text:p>
      <text:p text:style-name="P15"/>
      <text:p text:style-name="P19">Dans la <text:span text:style-name="T32">continuité</text:span> de <text:span text:style-name="T33">ce</text:span> travail, j’ai collaboré avec A. Mukosvkiy <text:span text:style-name="T10">et C. Vassallo</text:span> afin d’utiliser des primitives de mouvements extraites de mouvement humain. Ce travail consist<text:span text:style-name="T14">ais</text:span> à utiliser des algorithmes de contrôle optimal, afin de générer les mouvements des jambes, combinés aux primitives de mouvements <text:span text:style-name="T20">générant</text:span> le mouvement du haut du corps. Le filtre dynamique <text:span text:style-name="T14">rend compatible ces deux mouvements dynamiques</text:span>.</text:p>
      <text:p text:style-name="P19"/>
      <text:p text:style-name="P21">J’ai aussi collaboré avec M. Karlinski afin d’évaluer la loi de la puissance <text:span text:style-name="T11">2</text:span>/3 sur le robot HRP-2. <text:span text:style-name="T11">Cette</text:span> loi <text:span text:style-name="T11">définie </text:span>la vitesse de marche <text:span text:style-name="T11">en fonction du</text:span> rayon de courbure de la trajectoire suivie. <text:span text:style-name="T11">Nous avons donc intégrer un algorithme de suivi d’ellipse sur le robot HRP-2. Puis nous avons mesuré la qualité du suivi de cette ellipse en imposant un vitesse constante ou en imposant la loi de puissance 2/3. Les résultats montrent que le la loi de puissance 2/3 facilite le suivi de trajectoires courbes.</text:span></text:p>
      <text:p text:style-name="P16"/>
      <text:p text:style-name="P23">Mes travaux de recherche sur la locomotion des robots humanoïdes m’ont guidé vers l’implémentation de trois algorithmes de <text:span text:style-name="T25">locomotion</text:span> <text:span text:style-name="T34">utilisant</text:span> de technique<text:span text:style-name="T15">s</text:span> d’optimisation<text:span text:style-name="T15">s</text:span> non-linéaire<text:span text:style-name="T15">s</text:span>. Dans un premier temps j’ai collaboré avec M. Kudruss pour améliorer l’algorithme de marche sur sol plat de P.B. Wieber. Cet algorithme <text:span text:style-name="T16">prend en entré une vitesse désirée et l’utilise pour calculer</text:span> <text:span text:style-name="T16">la position des pas du robot</text:span> en optimisant successivement leurs orientations et leurs positions <text:span text:style-name="T16">ainsi que la trajectoire de son centre de masse</text:span>. On peut donc abstraire le robot humanoïde comme un simple véhicule holonome. <text:span text:style-name="T35">L’optimisation successive de l’orientation puis de la position des pas </text:span>linéa<text:span text:style-name="T35">rise</text:span> <text:span text:style-name="T35">le</text:span> problème. <text:span text:style-name="T17">Notre</text:span> approche consiste à <text:span text:style-name="T35">optimiser l’orientation et la position des pas en même temps grâce à un </text:span>solveur non-linéaire. <text:span text:style-name="T8">Une intégration complète fut réalisée utilisant ROS permettant à un opérateur de contrôler en ligne le robot HRP-2 grâce à une manette. Cette application fut présenter avec succès au Public lors des journées portes ouvertes et aux différents visiteur du LAAS de très nombreuses fois.</text:span></text:p>
      <text:p text:style-name="P22"/>
      <text:p text:style-name="P24">En utilisant l’algorithme ci-dessus une expérience fut mis en place où le robot doit prendre un tuyau incendie au sol puis marcher pendant quelque mètre en tirant sur le tuyau. Un contrôle en admittance sur le bras tenant le tuyau nous a permis de <text:span text:style-name="T12">minimiser l’impact de la manipulation du tuyau sur la locomotion. Toute la manipulation est effectuée avec un seul opérateur validant simplement les différentes étapes et est totalement intégrée via ROS.</text:span></text:p>
      <text:p text:style-name="P22"/>
      <text:p text:style-name="P24">Dans un second temps et en collaboration avec M. Kudruss et J. Carpentier nous avons défini un algorithme de locomotion généralisé pour le robot HRP-2. Le principes consiste à calculer la trajectoire du centre de masse du robot ainsi que le profil des forces aux contacts afin générer une locomotion stable. L’utilisation de méthodes d’optimisation avancés telle que la méthode par tir multiple nous a permis de résoudre ce problème non-linéaire.</text:p>
      <text:p text:style-name="P24"/>
      <text:p text:style-name="P18"><text:span text:style-name="T13">T</text:span>out au long du projet européen Koroibot (2013-2016)<text:span text:style-name="T13"> n</text:span>ous avons lancé une campagne de collecte de données afin d’établir un benchmark sur les compétences de locomotion du robot HRP-2. Ce travail fut complété <text:span text:style-name="T13">par un autre doctorant, K. Giraud-Esclasse, qui effectua </text:span>une campagne de mesure <text:span text:style-name="T13">additionnelle au Laboratoire Nationale de Métrologie et d’essais (LNE) à Paris.</text:span></text:p>
      <text:p text:style-name="P17"/>
      <text:p text:style-name="P35">Toutes ces tâches furent réalisés en utilisant l’architecture de contrôle du LAAS. Le code temps réel est écrit en C++ et des "Python binding" forment l’interface utilisateur. Le middleware utilisé est ROS. Pour tester un nouvel algorithme sur le robot nous suivons le processus suivant :</text:p>
      <text:p text:style-name="P25">- L’algorithme doit être implémenter avec les contraintes de temps réel.</text:p>
      <text:p text:style-name="P10">- <text:span text:style-name="T18">Une simulation dynamique du système complet doit être effectuée et validée par les experts du robot.</text:span></text:p>
      <text:p text:style-name="P25"><text:soft-page-break/>- Si possible une trajectoire est exécutée en boucle ouverte sur le robot pour observer sont comportement. Parfois plusieurs itérations sont nécessaires avant de passer à l’étape suivante.</text:p>
      <text:p text:style-name="P25">- Enfin le système est intégré en boucle fermé.</text:p>
      <text:p text:style-name="P25">Ce processus est nécessaire <text:span text:style-name="T19">pour éviter des dommages sur des</text:span> robot<text:span text:style-name="T19">s</text:span> extrêmement coûteux. </text:p>
      <text:p text:style-name="P13"/>
      <text:p text:style-name="P12"><text:span text:style-name="T21">Durant mon post-doctorat à l’institut Max Planck j’ai travaillé sur le robot humanoïde Athena. Mon but étant de rendre le robot opérationnel pour l’équipe et d’expérimenter des algorithmes de locomotion. Le robot Athena est un robot hydraulique qui a la particularité de ne pas avoir de cheville mais des pieds prosthétique ce qui rend les jambes très légères. J’ai conduit la mise en place d’un contrôle articulaire en couple ainsi que la mise en place d’un estimateur fusionnant un système de motion capture ainsi qu’une centrale inertielle. Malheureusement <text:s/>due à des problèmes mécaniques les expériences ont dues être interrompues. La compagnie qui fabrique le robot Sarcos est <text:s/>en Amérique ce qui ne rajoute des délais et des coûts supplémentaire dans les réparations du robot. </text:span></text:p>
      <text:p text:style-name="P12"/>
      <text:p text:style-name="P26">A l’institut Max-Planck <text:span text:style-name="T22">l’architecture de contrôle utilisée manquait de flexibilité et les chercheurs avait pour projet d’en changer ou de l’améliorer. Nous avons donc décidé de nous inspirer de la même architecture de contrôle que l’équipe Gepetto. Nous avons décidé de simplifier l’ajout d’un nouveau robot au sein de l’architecture. Ma tâche fut d’implémenter et concevoir une nouvelle architecture de contrôle qui permet la communication sécurisé entre les drivers temps réels du robots et la partie contrôle. Ainsi que la mise en place d’une interface utilisateur. Je me suis très fortement inspiré de ce qui avait été fait au LAAS en simplifiant au maximum le code afin de permettre à un utilisateur d’utiliser sont robot rapidement. Nous avons opté pour le patch preempt-rt de l’OS Ubuntu afin de satisfaire les contraintes temps réel de nos application.</text:span></text:p>
      <text:p text:style-name="P26"/>
      <text:p text:style-name="P27">Cette nouvelle architecture fut intégré avec succès sur un petit robot quadrupède <text:span text:style-name="T23">nommé Solo</text:span> conçu à l’institut Max-Planck. J’ai co-encadré un interne pendant 4 mois, son rôle étant d’implémenter un contrôle en impédance sur le robot <text:span text:style-name="T23">et d’expérimenter les résultats d’un planeur multi-contact nouvellement publié par l’équipe. Le robot est maintenant d’exécuter des sauts de 60cm de haut.</text:span></text:p>
      <text:p text:style-name="P27"/>
      <text:p text:style-name="P28">La nouvelle architecture se base sur un petit nombre de <text:span text:style-name="T30">librairie</text:span> C++ fondamenta<text:span text:style-name="T31">les</text:span> <text:span text:style-name="T25">utilisées par plusieurs équipes différentes au sein du laboratoire</text:span>. <text:span text:style-name="T24">Nous avons donc pris soin d’établir une chaîne de tests unitaire qui atteste du bon fonctionnement du code. </text:span>Nous avons <text:span text:style-name="T25">aussi</text:span> mis en place l’intégration continue <text:span text:style-name="T25">de</text:span> ces paquets en utilisant le système mis en place <text:span text:style-name="T26">à l’institut Max Planck </text:span>basé sur le logiciel Bamboo. <text:span text:style-name="T24"><text:s/>Enfin nous avons documenté et ouvert le code sur github (https://github.com/machines-in-motion/) avec la licence "BSD 3-clauses".</text:span></text:p>
      <text:p text:style-name="P11"/>
      <text:p text:style-name="P30">Je suis actuellement en collaboration avec l’équipe Gepetto pour convertir un solveur dédié au contrôle optimal nommé "crocoddyl" de Python vers le C++. Ce projet m’a permis de me familiariser avec les dernières technologies du laboratoire en termes de packaging et des règles de codes utilisé par l’équipe Gepetto.</text:p>
      <text:p text:style-name="P11"/>
      <text:p text:style-name="P29">Grâce à mes diverses expériences avec différents robots et équipes de recherches je pense pouvoir fournir un support non-négligeable à l’équipe Gepetto responsable de la recherche sur les robots humanoïdes mais aussi à l’équipe IDEA pour la gestion de l’intégration continue des codes clés du laboratoire du LAAS <text:span text:style-name="T27">et enfin mes compétence scientifique me permettrons de mieux communiquer avec les différentes équipes présentes au LAAS et fournir l’aide apprioprié</text:span>.</text:p>
      <text:p text:style-name="P11"/>
      <text:p text:style-name="P37">Veuillez agréer, Mesdames, Messieurs, les membres du jury, l'expression de mes meilleurs sentiments.</text:p>
      <text:p text:style-name="P2"/>
      <text:p text:style-name="P7">Maximilien Naveau</text:p>
      <text:p text:style-name="P6"><text:soft-page-break/></text:p>
      <text:p text:style-name="P45"/>
      <text:p text:style-name="P45"/>
      <text:p text:style-name="P45"/>
      <text:p text:style-name="P45"/>
      <text:p text:style-name="P45"/>
      <text:p text:style-name="P45"/>
      <text:p text:style-name="P45"/>
      <text:p text:style-name="P46">https://profilsdemplois.cnrs.fr/ords/afipprd/PG_PROFIL_PUBLIC_REFERENS.pAfficheProfilPublic?destination=CE2019&amp;hidIdConcours=25470</text:p>
      <text:p text:style-name="P45"/>
      <text:p text:style-name="P45">Activités :</text:p>
      <text:p text:style-name="P33">ACTIVITES PRINCIPALES :<text:line-break/>- Réaliser l'intégration de logiciels pour la robotique, particulièrement pour la robotique humanoïde<text:line-break/><text:line-break/>- Conduire le déploiement des applications<text:line-break/><text:line-break/>- Encadrer les équipes de développement<text:line-break/><text:line-break/>- Animer et gérer les environnements de développements collaboratifs<text:line-break/><text:line-break/>- Mettre à jour les environnements logiciels bas niveau des robots (pilotes et systèmes d'exploitation)<text:line-break/><text:line-break/><text:line-break/><text:line-break/>ACTIVITES ASSOCIEES :<text:line-break/>- Former les utilisateurs des robots<text:line-break/><text:line-break/>- Faire de la vulgarisation auprès du grand public<text:line-break/><text:line-break/>- Assurer de la veille technologique et scientifique sur les architectures de calcul embarqués, et sur les concepts et méthodes autour des logiciels embarquées temps-réel en robotique</text:p>
      <text:p text:style-name="P20"/>
      <text:p text:style-name="P31">Compétences :</text:p>
      <text:p text:style-name="P32">Savoirs généraux, théoriques ou disciplinaires :<text:line-break/>- Bonne connaissance des méthodes de génération de mouvements des robots humanoïdes<text:line-break/>- Connaissance approfondie des techniques de programmation et d'optimisation<text:line-break/>- Connaissance générale des systèmes temps-réel<text:line-break/>- Connaissance générale de bibliothèques de programmes de calcul scientifique (eigen, numpy)<text:line-break/><text:line-break/>Savoir-faire opérationnels:<text:line-break/>- Pratique du développement système sous Linux<text:line-break/>- Pratique du C++ et de Python<text:line-break/>- Pratique des environnements de développement collaboratifs : gitlab, github, systèmes d'intégration continue, gestion de versions, système de packaging<text:line-break/>- Pratique de ROS (ros-control, développement de paquets)<text:line-break/>- Développement/Maintenance de robots<text:line-break/>- Sens du travail en équipe et bonne connaissance des méthodes de conduite de projet<text:line-break/>- Anglais : Niveau B2 selon le référentiel commun européen pour les langue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6:40:57.172408722</meta:creation-date>
    <meta:generator>LibreOffice/5.1.6.2$Linux_X86_64 LibreOffice_project/10m0$Build-2</meta:generator>
    <dc:date>2019-07-02T10:34:22.983029676</dc:date>
    <meta:editing-duration>P2DT7H52M9S</meta:editing-duration>
    <meta:editing-cycles>94</meta:editing-cycles>
    <meta:document-statistic meta:table-count="0" meta:image-count="0" meta:object-count="0" meta:page-count="4" meta:paragraph-count="40" meta:word-count="1915" meta:character-count="12639" meta:non-whitespace-character-count="10747"/>
  </office:meta>
</office:document-meta>
</file>